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Fine_20_Dotted" svg:stroke-width="0.3cm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0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P7" style:family="paragraph">
      <style:paragraph-properties fo:text-align="start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808080" fo:font-size="54pt" fo:font-weight="bold" style:font-size-asian="54pt" style:font-weight-asian="bold" style:font-size-complex="54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808080"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3" xml:id="id2" draw:id="id2" draw:layer="layout" svg:width="12.429cm" svg:height="7.8cm" svg:x="25.2cm" svg:y="41cm">
          <text:p text:style-name="P1"><text:span text:style-name="T1">NetworkComponent</text:span><text:span text:style-name="T2"><text:line-break/></text:span><text:span text:style-name="T2"/></text:p>
          <text:p text:style-name="P2"><text:span text:style-name="T3">Abstract API</text:span></text:p>
          <text:p text:style-name="P2"><text:span text:style-name="T3">To allow </text:span></text:p>
          <text:p text:style-name="P2"><text:span text:style-name="T3">Compartmentalization</text:span></text:p>
          <text:p text:style-name="P2"><text:span text:style-name="T3">Of Network Simul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13.2cm" svg:height="7.8cm" svg:x="39.4cm" svg:y="41cm">
          <text:p text:style-name="P1"><text:span text:style-name="T1">NetworkAnalyser</text:span></text:p>
          <text:p text:style-name="P1"><text:span text:style-name="T1"/></text:p>
          <text:p text:style-name="P2"><text:span text:style-name="T4"><text:line-break/></text:span><text:span text:style-name="T4"><text:line-break/></text:span><text:span text:style-name="T3">Special NetworkComponent,</text:span></text:p>
          <text:p text:style-name="P2"><text:span text:style-name="T3">Adds Monitors and</text:span></text:p>
          <text:p text:style-name="P2"><text:span text:style-name="T3">Analyses Monitor Data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NetworkManager</text:span></text:p>
          <text:p text:style-name="P2"><text:span text:style-name="T4"><text:line-break/></text:span><text:span text:style-name="T4"><text:line-break/></text:span><text:span text:style-name="T3">Manages</text:span></text:p>
          <text:p text:style-name="P2"><text:span text:style-name="T3">Network Components</text:span></text:p>
          <text:p text:style-name="P2"><text:span text:style-name="T3">And Execution of Simulation</text:span></text:p>
          <text:p text:style-name="P2"><text:span text:style-name="T3">With </text:span><text:span text:style-name="T5">pypet </text:span></text:p>
          <text:p text:style-name="P2"><text:span text:style-name="T6">Creates </text:span><text:span text:style-name="T5">BRIAN</text:span><text:span text:style-name="T6"> Networks</text:span><text:span text:style-name="T3"><text:line-break/></text:span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38.4cm" svg:y1="37.8cm" svg:x2="31.414cm" svg:y2="41cm" draw:start-shape="id1" draw:start-glue-point="2" draw:end-shape="id2" draw:end-glue-point="0" svg:d="m38400 37800c0 2401-6986 802-6986 3200" svg:viewBox="0 0 6987 3201">
          <text:p/>
        </draw:connector>
        <draw:connector draw:style-name="gr2" draw:text-style-name="P4" draw:layer="layout" draw:type="curve" svg:x1="38.4cm" svg:y1="37.8cm" svg:x2="46cm" svg:y2="41cm" draw:start-shape="id1" draw:start-glue-point="2" draw:end-shape="id3" svg:d="m38400 37800c0 2401 7600 802 7600 3200" svg:viewBox="0 0 7601 3201">
          <text:p/>
        </draw:connector>
        <draw:frame draw:style-name="gr3" draw:text-style-name="P5" draw:layer="layout" svg:width="2.513cm" svg:height="1.517cm" svg:x="37.487cm" svg:y="39.483cm">
          <draw:text-box>
            <text:p><text:span text:style-name="T7">0...*</text:span></text:p>
          </draw:text-box>
        </draw:frame>
        <draw:connector draw:style-name="gr2" draw:text-style-name="P4" draw:layer="layout" draw:type="curve" svg:x1="44.8cm" svg:y1="35.219cm" svg:x2="60.8cm" svg:y2="41cm" draw:start-shape="id1" draw:start-glue-point="5" draw:end-shape="id4" draw:end-glue-point="0" svg:d="m44800 35219c10667 0 16000 1927 16000 5781" svg:viewBox="0 0 16001 5782">
          <text:p/>
        </draw:connector>
        <draw:custom-shape draw:style-name="gr1" draw:text-style-name="P3" xml:id="id4" draw:id="id4" draw:layer="layout" svg:width="13.2cm" svg:height="7.8cm" svg:x="54.2cm" svg:y="41cm">
          <text:p text:style-name="P1"><text:span text:style-name="T1">NetworkRunner</text:span></text:p>
          <text:p text:style-name="P1"><text:span text:style-name="T1"/></text:p>
          <text:p text:style-name="P2"><text:span text:style-name="T4"><text:line-break/></text:span><text:span text:style-name="T4"><text:line-break/></text:span><text:span text:style-name="T3">Special NetworkComponent,</text:span></text:p>
          <text:p text:style-name="P2"><text:span text:style-name="T3">Manages the Executon</text:span></text:p>
          <text:p text:style-name="P2"><text:span text:style-name="T3">Of Individual Network R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133cm" svg:height="1.517cm" svg:x="52.6cm" svg:y="36.4cm">
          <draw:text-box>
            <text:p><text:span text:style-name="T7">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7" xml:id="id5" draw:id="id5" draw:layer="layout" svg:width="37.4cm" svg:height="5.4cm" svg:x="10.4cm" svg:y="1.8cm">
          <draw:glue-point draw:id="4" svg:x="5cm" svg:y="-2.012cm"/>
          <draw:glue-point draw:id="5" svg:x="5cm" svg:y="2.195cm"/>
          <text:p text:style-name="P6"><text:span text:style-name="T5">my_manager = NetworkManager(network_runner = MyRunner(), </text:span></text:p>
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mponent_list = [MyComponent0(), MyComponent1(), … ],</text:span></text:p>
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nalyser_list=[MyAnalyser0(), MyAnalyser1(), … ]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7" draw:id="id7" draw:layer="layout" svg:width="16.4cm" svg:height="5.4cm" svg:x="9.6cm" svg:y="18.8cm">
          <draw:glue-point draw:id="4" svg:x="5cm" svg:y="-2.012cm"/>
          <draw:glue-point draw:id="5" svg:x="5cm" svg:y="2.195cm"/>
          <text:p text:style-name="P6"><text:span text:style-name="T5">my_manager.pre_build(traj) #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6" draw:id="id6" draw:layer="layout" svg:width="15.4cm" svg:height="3.4cm" svg:x="21.4cm" svg:y="11.4cm">
          <draw:glue-point draw:id="4" svg:x="5cm" svg:y="-2.012cm"/>
          <draw:glue-point draw:id="5" svg:x="5cm" svg:y="2.195cm"/>
          <text:p text:style-name="P6"><text:span text:style-name="T5">my_manager.add_parameters(traj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8" draw:id="id8" draw:layer="layout" svg:width="15.6cm" svg:height="5.4cm" svg:x="33.6cm" svg:y="18.8cm">
          <draw:glue-point draw:id="4" svg:x="5cm" svg:y="-2.012cm"/>
          <draw:glue-point draw:id="5" svg:x="5cm" svg:y="2.195cm"/>
          <text:p text:style-name="P6"><text:span text:style-name="T5">my_manager.pre_run(traj) #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9" draw:id="id9" draw:layer="layout" svg:width="22.6cm" svg:height="5.4cm" svg:x="17.8cm" svg:y="28.4cm">
          <draw:glue-point draw:id="4" svg:x="5cm" svg:y="-2.012cm"/>
          <draw:glue-point draw:id="5" svg:x="5cm" svg:y="2.195cm"/>
          <draw:glue-point draw:id="6" svg:x="-0.752cm" svg:y="-5cm"/>
          <draw:glue-point draw:id="7" svg:x="0.752cm" svg:y="-5cm"/>
          <text:p text:style-name="P8"><text:span text:style-name="T5">my_environment.f_run(run_network, my_manag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29.1cm" svg:y1="7.2cm" svg:x2="29.1cm" svg:y2="11.4cm" draw:start-shape="id5" draw:start-glue-point="2" draw:end-shape="id6" svg:d="m29100 7200v4200" svg:viewBox="0 0 1 4201">
          <text:p/>
        </draw:connector>
        <draw:connector draw:style-name="gr2" draw:text-style-name="P4" draw:layer="layout" draw:type="curve" svg:x1="29.1cm" svg:y1="14.8cm" svg:x2="17.8cm" svg:y2="18.8cm" draw:start-shape="id6" draw:end-shape="id7" svg:d="m29100 14800c0 3001-11300 1002-11300 4000" svg:viewBox="0 0 11301 4001">
          <text:p/>
        </draw:connector>
        <draw:connector draw:style-name="gr2" draw:text-style-name="P4" draw:layer="layout" draw:type="curve" svg:x1="29.1cm" svg:y1="14.8cm" svg:x2="41.4cm" svg:y2="18.8cm" draw:start-shape="id6" draw:start-glue-point="2" draw:end-shape="id8" draw:end-glue-point="0" svg:d="m29100 14800c0 3001 12300 1002 12300 4000" svg:viewBox="0 0 12301 4001">
          <text:p/>
        </draw:connector>
        <draw:connector draw:style-name="gr2" draw:text-style-name="P4" draw:layer="layout" draw:type="curve" svg:x1="29.1cm" svg:y1="14.8cm" svg:x2="29.1cm" svg:y2="28.4cm" draw:start-shape="id6" draw:start-glue-point="2" draw:end-shape="id9" svg:d="m29100 14800v13600" svg:viewBox="0 0 1 13601">
          <text:p/>
        </draw:connector>
        <draw:connector draw:style-name="gr2" draw:text-style-name="P4" draw:layer="layout" draw:type="curve" svg:x1="17.8cm" svg:y1="24.2cm" svg:x2="27.401cm" svg:y2="28.4cm" draw:start-shape="id7" draw:start-glue-point="2" draw:end-shape="id9" draw:end-glue-point="6" svg:d="m17800 24200c0 3151 9601 1052 9601 4200" svg:viewBox="0 0 9602 4201">
          <text:p/>
        </draw:connector>
        <draw:connector draw:style-name="gr2" draw:text-style-name="P4" draw:layer="layout" draw:type="curve" svg:x1="41.4cm" svg:y1="24.2cm" svg:x2="30.799cm" svg:y2="28.4cm" draw:start-shape="id8" draw:end-shape="id9" draw:end-glue-point="7" svg:d="m41400 24200c0 3151-10601 1052-10601 4200" svg:viewBox="0 0 10602 4201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0" xml:id="id13" draw:id="id13" draw:layer="layout" svg:width="15.4cm" svg:height="4.2cm" svg:x="35.2cm" svg:y="39.2cm">
          <draw:glue-point draw:id="4" svg:x="5cm" svg:y="0.588cm"/>
          <text:p text:style-name="P4"><text:span text:style-name="T6">Stop loop if </text:span><text:span text:style-name="T5">subrun_list</text:span><text:span text:style-name="T6"> is empty</text:span></text:p>
          <text:p text:style-name="P4"><text:span text:style-name="T6">else</text:span></text:p>
          <text:p text:style-name="P4"><text:span text:style-name="T3">Pop </text:span><text:span text:style-name="T5">current_subrun</text:span><text:span text:style-name="T3"> from </text:span><text:span text:style-name="T5">subru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11.8cm" svg:height="6cm" svg:x="56.6cm" svg:y="43.6cm">
          <draw:glue-point draw:id="4" svg:x="5cm" svg:y="-2.012cm"/>
          <draw:glue-point draw:id="5" svg:x="5cm" svg:y="2.195cm"/>
          <text:p text:style-name="P1"><text:span text:style-name="T3">Call </text:span><text:span text:style-name="T5">add_to_network</text:span><text:span text:style-name="T3"> for </text:span></text:p>
          <text:p text:style-name="P1"><text:span text:style-name="T3"/></text:p>
          <text:list text:style-name="L2">
            <text:list-item>
              <text:p text:style-name="P1"><text:span text:style-name="T3">Every component</text:span></text:p>
            </text:list-item>
            <text:list-item>
              <text:p text:style-name="P1"><text:span text:style-name="T3">Every analyser</text:span></text:p>
            </text:list-item>
            <text:list-item>
              <text:p text:style-name="P1"><text:span text:style-name="T3">The network runn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4.2cm" svg:height="8cm" svg:x="35.8cm" svg:y="4.4cm">
          <draw:glue-point draw:id="4" svg:x="5cm" svg:y="-2.012cm"/>
          <draw:glue-point draw:id="5" svg:x="5cm" svg:y="2.195cm"/>
          <text:p text:style-name="P1"><text:span text:style-name="T3">Call </text:span><text:span text:style-name="T5">(pre-)build </text:span><text:span text:style-name="T6">for </text:span></text:p>
          <text:p text:style-name="P1"><text:span text:style-name="T6"/></text:p>
          <text:list text:style-name="L2">
            <text:list-item>
              <text:p text:style-name="P1"><text:span text:style-name="T6">Every component</text:span><text:span text:style-name="T6"><text:line-break/></text:span><text:span text:style-name="T6">(in manager's </text:span><text:span text:style-name="T5">component_list</text:span><text:span text:style-name="T6">)</text:span></text:p>
            </text:list-item>
            <text:list-item>
              <text:p text:style-name="P1"><text:span text:style-name="T6">Every analyser</text:span><text:span text:style-name="T6"><text:line-break/></text:span><text:span text:style-name="T6">(in </text:span><text:span text:style-name="T5">analyser_list</text:span><text:span text:style-name="T6">)</text:span></text:p>
            </text:list-item>
            <text:list-item>
              <text:p text:style-name="P1"><text:span text:style-name="T6">The network runn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11" draw:id="id11" draw:layer="layout" svg:width="14.6cm" svg:height="6.8cm" svg:x="35.589cm" svg:y="14.6cm">
          <draw:glue-point draw:id="4" svg:x="5cm" svg:y="-2.012cm"/>
          <draw:glue-point draw:id="5" svg:x="5cm" svg:y="2.195cm"/>
          <text:p text:style-name="P4"><text:span text:style-name="T3">Create the </text:span><text:span text:style-name="T5">network</text:span><text:span text:style-name="T3"> instance from </text:span></text:p>
          <text:p text:style-name="P4"><text:span text:style-name="T3">the </text:span><text:span text:style-name="T5">brian_list</text:span></text:p>
          <text:p text:style-name="P4"><text:span text:style-name="T8"/></text:p>
          <text:p text:style-name="P4"><text:span text:style-name="T8">This step might be skipped if</text:span></text:p>
          <text:p text:style-name="P4"><text:span text:style-name="T8">the network instance already</text:span></text:p>
          <text:p text:style-name="P4"><text:span text:style-name="T8">exists (due to pre-runn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12" draw:id="id12" draw:layer="layout" svg:width="17.8cm" svg:height="7.8cm" svg:x="34cm" svg:y="28.8cm">
          <draw:glue-point draw:id="4" svg:x="5cm" svg:y="-2.012cm"/>
          <draw:glue-point draw:id="5" svg:x="5cm" svg:y="2.195cm"/>
          <text:p text:style-name="P4"><text:span text:style-name="T3">Infer the order and duration of </text:span></text:p>
          <text:p text:style-name="P4"><text:span text:style-name="T3">subruns from </text:span></text:p>
          <text:p text:style-name="P4"><text:span text:style-name="T5">traj.parameters.simulation.durations</text:span></text:p>
          <text:p text:style-name="P4"><text:span text:style-name="T6">(or </text:span><text:span text:style-name="T5">pre_durations</text:span><text:span text:style-name="T6">, </text:span><text:span text:style-name="T6"><text:line-break/></text:span><text:span text:style-name="T6">default settings)</text:span></text:p>
          <text:p text:style-name="P4"><text:span text:style-name="T3">and keep these in the </text:span><text:span text:style-name="T5">subru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15" draw:id="id15" draw:layer="layout" svg:width="17.2cm" svg:height="3.4cm" svg:x="41.2cm" svg:y="53.2cm">
          <draw:glue-point draw:id="4" svg:x="5cm" svg:y="-2.012cm"/>
          <draw:glue-point draw:id="5" svg:x="5cm" svg:y="2.195cm"/>
          <text:p text:style-name="P4"><text:span text:style-name="T3">Run the network instance for the duration</text:span></text:p>
          <text:p text:style-name="P4"><text:span text:style-name="T3">specified in </text:span><text:span text:style-name="T5">current_sub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16" draw:id="id16" draw:layer="layout" svg:width="14.6cm" svg:height="3.4cm" svg:x="23.6cm" svg:y="53.2cm">
          <draw:glue-point draw:id="4" svg:x="5cm" svg:y="-2.012cm"/>
          <draw:glue-point draw:id="5" svg:x="5cm" svg:y="2.195cm"/>
          <text:p text:style-name="P4"><text:span text:style-name="T3">Call </text:span><text:span text:style-name="T5">analyse</text:span><text:span text:style-name="T3"> for every analy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42.9cm" svg:y1="12.4cm" svg:x2="42.889cm" svg:y2="14.6cm" draw:start-shape="id10" draw:start-glue-point="2" draw:end-shape="id11" draw:end-glue-point="0" svg:d="m42900 12400c0 1651-11 552-11 2200" svg:viewBox="0 0 12 2201">
          <text:p/>
        </draw:connector>
        <draw:connector draw:style-name="gr2" draw:text-style-name="P4" draw:layer="layout" draw:type="curve" svg:x1="42.889cm" svg:y1="21.4cm" svg:x2="42.9cm" svg:y2="28.8cm" draw:start-shape="id11" draw:start-glue-point="2" draw:end-shape="id12" svg:d="m42889 21400c0 5551 11 1852 11 7400" svg:viewBox="0 0 12 7401">
          <text:p/>
        </draw:connector>
        <draw:connector draw:style-name="gr2" draw:text-style-name="P4" draw:layer="layout" draw:type="curve" svg:x1="42.9cm" svg:y1="36.6cm" svg:x2="42.9cm" svg:y2="39.2cm" draw:start-shape="id12" draw:start-glue-point="2" draw:end-shape="id13" svg:d="m42900 36600v2600" svg:viewBox="0 0 1 2601">
          <text:p/>
        </draw:connector>
        <draw:connector draw:style-name="gr2" draw:text-style-name="P4" draw:layer="layout" draw:type="curve" svg:x1="50.6cm" svg:y1="41.546cm" svg:x2="62.5cm" svg:y2="43.6cm" draw:start-shape="id13" draw:start-glue-point="4" draw:end-shape="id14" draw:end-glue-point="0" svg:d="m50600 41546c7934 0 11900 684 11900 2054" svg:viewBox="0 0 11901 2055">
          <text:p/>
        </draw:connector>
        <draw:connector draw:style-name="gr2" draw:text-style-name="P4" draw:layer="layout" draw:type="curve" svg:x1="62.5cm" svg:y1="49.6cm" svg:x2="58.4cm" svg:y2="54.9cm" draw:start-shape="id14" draw:start-glue-point="2" draw:end-shape="id15" draw:end-glue-point="1" svg:d="m62500 49600c0 3534-1366 5300-4100 5300" svg:viewBox="0 0 4101 5301">
          <text:p/>
        </draw:connector>
        <draw:custom-shape draw:style-name="gr1" draw:text-style-name="P3" xml:id="id17" draw:id="id17" draw:layer="layout" svg:width="13.6cm" svg:height="6cm" svg:x="14cm" svg:y="44.2cm">
          <draw:glue-point draw:id="4" svg:x="5cm" svg:y="-2.012cm"/>
          <draw:glue-point draw:id="5" svg:x="5cm" svg:y="2.195cm"/>
          <text:p text:style-name="P1"><text:span text:style-name="T3">Call </text:span><text:span text:style-name="T5">remove_from_network</text:span><text:span text:style-name="T3"> for </text:span></text:p>
          <text:p text:style-name="P1"><text:span text:style-name="T3"/></text:p>
          <text:list text:style-name="L2">
            <text:list-item>
              <text:p text:style-name="P1"><text:span text:style-name="T3">The network runner</text:span></text:p>
            </text:list-item>
            <text:list-item>
              <text:p text:style-name="P1"><text:span text:style-name="T3">Every analyser</text:span></text:p>
            </text:list-item>
            <text:list-item>
              <text:p text:style-name="P1"><text:span text:style-name="T3">Every compon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41.2cm" svg:y1="54.9cm" svg:x2="38.2cm" svg:y2="54.9cm" draw:start-shape="id15" draw:start-glue-point="3" draw:end-shape="id16" draw:end-glue-point="1" svg:d="m41200 54900h-3000" svg:viewBox="0 0 3001 1">
          <text:p/>
        </draw:connector>
        <draw:connector draw:style-name="gr2" draw:text-style-name="P4" draw:layer="layout" draw:type="curve" svg:x1="23.6cm" svg:y1="54.9cm" svg:x2="20.8cm" svg:y2="50.2cm" draw:start-shape="id16" draw:start-glue-point="3" draw:end-shape="id17" draw:end-glue-point="2" svg:d="m23600 54900c-1867 0-2800-1566-2800-4700" svg:viewBox="0 0 2801 4701">
          <text:p/>
        </draw:connector>
        <draw:connector draw:style-name="gr2" draw:text-style-name="P4" draw:layer="layout" draw:type="curve" svg:x1="20.8cm" svg:y1="44.2cm" svg:x2="35.2cm" svg:y2="41.3cm" draw:start-shape="id17" draw:start-glue-point="0" draw:end-shape="id13" draw:end-glue-point="3" svg:d="m20800 44200c0-1934 4800-2900 14400-2900" svg:viewBox="0 0 14401 2901">
          <text:p/>
        </draw:connector>
        <draw:custom-shape draw:style-name="gr5" draw:text-style-name="P4" draw:layer="layout" svg:width="35.2cm" svg:height="19.4cm" svg:x="33.4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6cm" svg:height="30.2cm" svg:x="13.2cm" svg:y="2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1" draw:layer="layout" svg:width="14.684cm" svg:height="2.376cm" svg:x="15.4cm" svg:y="29cm">
          <draw:text-box>
            <text:p><text:span text:style-name="T9">NetworkRunner</text:span></text:p>
          </draw:text-box>
        </draw:frame>
        <draw:frame draw:style-name="gr6" draw:text-style-name="P11" draw:layer="layout" svg:width="15.848cm" svg:height="4.2cm" svg:x="51.4cm" svg:y="5.2cm">
          <draw:text-box>
            <text:p><text:span text:style-name="T9">NetworkManager</text:span></text:p>
          </draw:text-box>
        </draw:frame>
        <draw:frame draw:style-name="gr3" draw:text-style-name="P12" draw:layer="layout" svg:width="18.82cm" svg:height="2.453cm" svg:x="43.4cm" svg:y="23.8cm">
          <draw:text-box>
            <text:p><text:span text:style-name="T10">Call to </text:span><text:span text:style-name="T11">execute_network_run</text:span><text:span text:style-name="T10"> (or </text:span><text:span text:style-name="T11">pre_run</text:span><text:span text:style-name="T10">) </text:span></text:p>
            <text:p><text:span text:style-name="T10">of manager's network runner </text:span></text:p>
          </draw:text-box>
        </draw:frame>
        <draw:frame draw:style-name="gr3" draw:text-style-name="P13" xml:id="id18" draw:id="id18" draw:layer="layout" svg:width="19.235cm" svg:height="6.174cm" svg:x="12.565cm" svg:y="6.6cm">
          <draw:text-box>
            <text:p><text:span text:style-name="T12">Single Simulation Run</text:span></text:p>
            <text:p><text:span text:style-name="T2">[</text:span><text:span text:style-name="T7">either parameter exploration</text:span></text:p>
            <text:p><text:span text:style-name="T7">by the environment or via</text:span></text:p>
            <text:p><text:span text:style-name="T7">my_manager.pre_run_network(traj)</text:span><text:span text:style-name="T2">]</text:span></text:p>
          </draw:text-box>
        </draw:frame>
        <draw:connector draw:style-name="gr2" draw:text-style-name="P4" draw:layer="layout" draw:type="curve" draw:line-skew="-1.928cm" svg:x1="22.182cm" svg:y1="6.6cm" svg:x2="42.9cm" svg:y2="4.4cm" draw:start-shape="id18" draw:start-glue-point="0" draw:end-shape="id10" draw:end-glue-point="0" svg:d="m22182 6600c0-6964 20718-5864 20718-2200" svg:viewBox="0 0 20719 509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fo:font-family="Arial" style:font-family-generic="roman" style:font-pitch="variable" fo:font-size="87.300003051757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20.19999694824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11-16T16:13:34</meta:creation-date>
    <dc:date>2014-01-06T00:14:18</dc:date>
    <dc:creator>Robert </dc:creator>
    <meta:editing-duration>P3DT4H24M21S</meta:editing-duration>
    <meta:editing-cycles>9</meta:editing-cycles>
    <meta:generator>LibreOffice/3.5$Linux_X86_64 LibreOffice_project/350m1$Build-2</meta:generator>
    <meta:document-statistic meta:object-count="70"/>
  </office:meta>
</office:document-meta>
</file>